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dd47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a44e6" officeooo:paragraph-rsid="001a44e6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1a44e6" officeooo:paragraph-rsid="001dd47b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c2743" officeooo:paragraph-rsid="001c2743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44e6"/>
    </style:style>
    <style:style style:name="T3" style:family="text">
      <style:text-properties officeooo:rsid="001c27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6. Consulter la liste des membr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onsulter la liste des membres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consulter la liste des membres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7">m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<text:span text:style-name="T1">.</text:span>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10">La liste des membres peut être utilisée lorsque l'utilisateur désire voir la liste des annonces d'un membre ou s'il veut communiquer avec lui.</text:p>
      <text:p text:style-name="P5"/>
      <text:p text:style-name="P4">Lorsque l'utilisateur désire <text:span text:style-name="T2">consulter la liste des membres</text:span>, il lui faut être authentifié. <text:span text:style-name="T2">Il peut alors accéder à la liste des membres via son panneau de contrôle.</text:span></text:p>
      <text:p text:style-name="P4"/>
      <text:p text:style-name="P3">Scénario d'opération</text:p>
      <text:list xml:id="list7680853497628271331" text:style-name="L1">
        <text:list-item>
          <text:p text:style-name="P11">L'utilisateur s'authentifie et passe alors au status de « membre ».</text:p>
        </text:list-item>
        <text:list-item>
          <text:p text:style-name="P12">Le membre peut <text:span text:style-name="T3">alors accéder à la liste des membres.</text:span></text:p>
        </text:list-item>
        <text:list-item>
          <text:p text:style-name="P13">Le membre peut cliquer pour accéder aux annonces d'un membre en particulier ou lui envoyer un message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5:19.709225734</dc:date>
    <meta:editing-duration>PT37M54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131" meta:character-count="825" meta:non-whitespace-character-count="719"/>
  </office:meta>
</office:document-meta>
</file>